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6.15cm"/>
    </style:style>
    <style:style style:name="co3" style:family="table-column">
      <style:table-column-properties fo:break-before="auto" style:column-width="21.9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Loading Icons...</text:p>
          </table:table-cell>
          <table:table-cell office:value-type="string">
            <text:p>Carg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Loading SFX...</text:p>
          </table:table-cell>
          <table:table-cell office:value-type="string">
            <text:p>Cargando SFX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S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invalid filename characters.</text:p>
          </table:table-cell>
          <table:table-cell office:value-type="string">
            <text:p>Este nombre de complejo no es valido, asegurate de excluir caracteres de nombre de archivo invalido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J or C to start!</text:p>
          </table:table-cell>
          <table:table-cell office:value-type="string">
            <text:p>Presiona J o C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note</text:p>
          </table:table-cell>
          <table:table-cell office:value-type="string">
            <text:p>Save data from the alpha may not carry over to later versions.</text:p>
          </table:table-cell>
          <table:table-cell office:value-type="string">
            <text:p>Partidas guardadas no tienen garantizado funcionar en versiones posteriores</text:p>
          </table:table-cell>
        </table:table-row>
        <table:table-row table:style-name="ro1">
          <table:table-cell office:value-type="string">
            <text:p>new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new_player_placeholder</text:p>
          </table:table-cell>
          <table:table-cell office:value-type="string">
            <text:p>Type a name for yourself!</text:p>
          </table:table-cell>
          <table:table-cell office:value-type="string">
            <text:p>Escribe un nombre para ti!</text:p>
          </table:table-cell>
        </table:table-row>
        <table:table-row table:style-name="ro1">
          <table:table-cell office:value-type="string">
            <text:p>new_begin</text:p>
          </table:table-cell>
          <table:table-cell office:value-type="string">
            <text:p>Begin</text:p>
          </table:table-cell>
          <table:table-cell office:value-type="string">
            <text:p>Comenzar</text:p>
          </table:table-cell>
        </table:table-row>
        <table:table-row table:style-name="ro1">
          <table:table-cell office:value-type="string">
            <text:p>load_quote</text:p>
          </table:table-cell>
          <table:table-cell office:value-type="string">
            <text:p>Select your profile!</text:p>
          </table:table-cell>
          <table:table-cell office:value-type="string">
            <text:p>Selecciona tu partida!</text:p>
          </table:table-cell>
        </table:table-row>
        <table:table-row table:style-name="ro2">
          <table:table-cell office:value-type="string">
            <text:p>load_note</text:p>
          </table:table-cell>
          <table:table-cell office:value-type="string">
            <text:p>Use &lt;A&gt; &lt;D&gt; or the arrow keys to select a profile\nPress &lt;L&gt; or &lt;Z&gt; to delete a profile.</text:p>
          </table:table-cell>
          <table:table-cell office:value-type="string">
            <text:p>Usa &lt;A&gt; &lt;D&gt; o las flechas del teclado para seleccionar una partida</text:p>
            <text:p>Presiona &lt;L&gt; o &lt;Z&gt; para eliminar una partida.</text:p>
          </table:table-cell>
        </table:table-row>
        <table:table-row table:style-name="ro3">
          <table:table-cell office:value-type="string">
            <text:p>confirmation_warning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controls_movement</text:p>
          </table:table-cell>
          <table:table-cell office:value-type="string">
            <text:p>(WASD) or (ARROW KEYS) to move, hold (SHIFT) to run.</text:p>
          </table:table-cell>
          <table:table-cell office:value-type="string">
            <text:p>(WASD) o (FLECHAS) para moverte, manten (SHIFT) para correr.</text:p>
          </table:table-cell>
        </table:table-row>
        <table:table-row table:style-name="ro1">
          <table:table-cell office:value-type="string">
            <text:p>controls_interaction</text:p>
          </table:table-cell>
          <table:table-cell office:value-type="string">
            <text:p>(J) or (C) to interact, hold down to whistle.</text:p>
          </table:table-cell>
          <table:table-cell office:value-type="string">
            <text:p>(J) o (C) para interactuar, manten para silbar.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(K) or (X) to cancel, or to pull/store an item.</text:p>
          </table:table-cell>
          <table:table-cell office:value-type="string">
            <text:p>(K) o (X) para cancelar, o sacar/guardar un objecto.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(SPACE) to pickup and drop.</text:p>
          </table:table-cell>
          <table:table-cell office:value-type="string">
            <text:p>(ESPACIO) para recoger y dejar.</text:p>
          </table:table-cell>
        </table:table-row>
        <table:table-row table:style-name="ro1">
          <table:table-cell office:value-type="string">
            <text:p>controls_menus</text:p>
          </table:table-cell>
          <table:table-cell office:value-type="string">
            <text:p>(L) or (Z) to open the inventory. (V) or (N) to see generations.</text:p>
          </table:table-cell>
          <table:table-cell office:value-type="string">
            <text:p>(L) o (Z) para abrir inventario. (V) o (N) para ver generaciones.</text:p>
          </table:table-cell>
        </table:table-row>
        <table:table-row table:style-name="ro2">
          <table:table-cell office:value-type="string">
            <text:p>help_desc_0</text:p>
          </table:table-cell>
          <table:table-cell office:value-type="string">
            <text:p>Aphids need to be taken care of.</text:p>
            <text:p>Give them [color=cyan]food and water[/color]!</text:p>
          </table:table-cell>
          <table:table-cell office:value-type="string">
            <text:p>Áfidos requieren de cuidado.</text:p>
            <text:p>Dales de [color=cyan]comer y beber[/color]!</text:p>
          </table:table-cell>
        </table:table-row>
        <table:table-row table:style-name="ro2">
          <table:table-cell office:value-type="string">
            <text:p>help_desc_1</text:p>
          </table:table-cell>
          <table:table-cell office:value-type="string">
            <text:p>You can buy supplies at the [pulse freq=1.0 color=crimson ease=-2.0]store[/pulse], </text:p>
            <text:p>simply stand in front of it and interact with it.</text:p>
          </table:table-cell>
          <table:table-cell office:value-type="string">
            <text:p>Compra provisiones en la [pulse freq=1.0 color=crimson ease=-2.0]tienda[/pulse],</text:p>
            <text:p>simplemente situate enfrente de ella e interactua.</text:p>
          </table:table-cell>
        </table:table-row>
        <table:table-row table:style-name="ro1">
          <table:table-cell office:value-type="string">
            <text:p>help_desc_2</text:p>
          </table:table-cell>
          <table:table-cell office:value-type="string">
            <text:p>Interact with [color=#e33d00]outlined[/color] aphids to harvest them for money.</text:p>
          </table:table-cell>
          <table:table-cell office:value-type="string">
            <text:p>Interactua con aphids [color=#e33d00]delineados[/color] para cultivarlos por dinero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4">
          <table:table-cell office:value-type="string">
            <text:p>credits_note</text:p>
          </table:table-cell>
          <table:table-cell office:value-type="string">
            <text:p>Made in Godot 4.2. Music made with LMMS</text:p>
            <text:p>“Rustling leaves” sound from Pixabay. All sound effects were created with jsfxr.</text:p>
            <text:p/>
            <text:p>Registered trademarks and copyrights belong to Moonsprout Games</text:p>
            <text:p/>
            <text:p>Inspired by the fan game Chao Resort Island by Nefault1st. </text:p>
            <text:p>You should check them out!</text:p>
          </table:table-cell>
          <table:table-cell office:value-type="string">
            <text:p>Hecho en Godot 4.2. Musica hecha con LMMS </text:p>
            <text:p>“Rustling leaves” audio de Pixabay. Efectos de sonido creados en jsfxr</text:p>
            <text:p/>
            <text:p>Marcas registradas y derechos de autor le pertenecen a Moonsprout Games.</text:p>
            <text:p/>
            <text:p>Inspirado por el juego Chao Resort Island hecho por Nefault1st. </text:p>
            <text:p>Echale un vistazo!</text:p>
          </table:table-cell>
        </table:table-row>
        <table:table-row table:style-name="ro2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as mascotas que has criado a traves del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Dueño De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o de</text:p>
          </table:table-cell>
        </table:table-row>
        <table:table-row table:style-name="ro1">
          <table:table-cell office:value-type="string">
            <text:p>store_item_shop_name</text:p>
          </table:table-cell>
          <table:table-cell office:value-type="string">
            <text:p>Azzy’s Food Cabinet</text:p>
          </table:table-cell>
          <table:table-cell office:value-type="string">
            <text:p>Puesto de Alimentos de Azzy</text:p>
          </table:table-cell>
        </table:table-row>
        <table:table-row table:style-name="ro1">
          <table:table-cell office:value-type="string">
            <text:p>store_item_shop_desc</text:p>
          </table:table-cell>
          <table:table-cell office:value-type="string">
            <text:p>Purchase basic items for Aphid caretaking.</text:p>
          </table:table-cell>
          <table:table-cell office:value-type="string">
            <text:p>Adquiere objectos basicos para el cuidado de Ãfidos.</text:p>
          </table:table-cell>
        </table:table-row>
        <table:table-row table:style-name="ro1">
          <table:table-cell office:value-type="string">
            <text:p>resort_golden_name</text:p>
          </table:table-cell>
          <table:table-cell table:number-columns-repeated="2" office:value-type="string">
            <text:p>Golden Plains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s this first accomodation of many.</text:p>
          </table:table-cell>
          <table:table-cell/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 Name</text:p>
          </table:table-cell>
          <table:table-cell office:value-type="string">
            <text:p>Nombre del Ãfido</text:p>
          </table:table-cell>
        </table:table-row>
        <table:table-row table:style-name="ro1">
          <table:table-cell office:value-type="string">
            <text:p>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5">25/05/2024</text:date>, <text:time>20:5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5-25T20:53:01.71</dc:date>
    <dc:creator>Summer </dc:creator>
    <meta:editing-duration>PT2H15M30S</meta:editing-duration>
    <meta:editing-cycles>36</meta:editing-cycles>
    <meta:document-statistic meta:table-count="1" meta:cell-count="175" meta:object-count="0"/>
  </office:meta>
</office:document-meta>
</file>